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abdc"/>
    </style:style>
    <style:style style:name="P2" style:family="paragraph" style:parent-style-name="Standard">
      <style:text-properties officeooo:rsid="0009abdc" officeooo:paragraph-rsid="0009abdc"/>
    </style:style>
    <style:style style:name="P3" style:family="paragraph" style:parent-style-name="Standard">
      <style:text-properties officeooo:rsid="0009abdc" officeooo:paragraph-rsid="000b66e1"/>
    </style:style>
    <style:style style:name="P4" style:family="paragraph" style:parent-style-name="Standard">
      <style:text-properties officeooo:paragraph-rsid="000b66e1"/>
    </style:style>
    <style:style style:name="P5" style:family="paragraph" style:parent-style-name="Standard">
      <style:text-properties officeooo:rsid="000b66e1" officeooo:paragraph-rsid="000b66e1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bdc" officeooo:paragraph-rsid="0009abdc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6e1" officeooo:paragraph-rsid="000b66e1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711" officeooo:paragraph-rsid="000b66e1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711" officeooo:paragraph-rsid="0022c1bf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6ca" officeooo:paragraph-rsid="00129ff6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6ca" officeooo:paragraph-rsid="0022c1bf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f6" officeooo:paragraph-rsid="00129ff6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f6" officeooo:paragraph-rsid="00143232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f6" officeooo:paragraph-rsid="00244ae7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32" officeooo:paragraph-rsid="00143232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32" officeooo:paragraph-rsid="00162863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cfd" officeooo:paragraph-rsid="00176cfd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cfd" officeooo:paragraph-rsid="00190c46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c46" officeooo:paragraph-rsid="00190c46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c46" officeooo:paragraph-rsid="001add5f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c46" officeooo:paragraph-rsid="001c29bb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58" officeooo:paragraph-rsid="0019f458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9bb" officeooo:paragraph-rsid="001c29bb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638" officeooo:paragraph-rsid="001d9638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fab" officeooo:paragraph-rsid="001e0fab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fab" officeooo:paragraph-rsid="00244ae7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1bf" officeooo:paragraph-rsid="0022c1bf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ae7" officeooo:paragraph-rsid="00244ae7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ae7" officeooo:paragraph-rsid="0025edb9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5edb9" officeooo:paragraph-rsid="0025edb9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acc" officeooo:paragraph-rsid="00265acc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acc" officeooo:paragraph-rsid="0026fa3b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a3b" officeooo:paragraph-rsid="0026fa3b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a3b" officeooo:paragraph-rsid="0028272a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a3b" officeooo:paragraph-rsid="0029ab03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b03" officeooo:paragraph-rsid="0029ab03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e95" officeooo:paragraph-rsid="002a3e95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d54b1" officeooo:paragraph-rsid="002d54b1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9f2" officeooo:paragraph-rsid="002ef9f2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744" officeooo:paragraph-rsid="002ef9f2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190" officeooo:paragraph-rsid="00316190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190" officeooo:paragraph-rsid="0033ce26" style:font-size-asian="12pt" style:font-style-asian="normal" style:font-weight-asian="normal" style:font-size-complex="12pt" style:text-emphasize="none"/>
    </style:style>
    <style:style style:name="P4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e26" officeooo:paragraph-rsid="0033ce26" style:font-size-asian="12pt" style:font-style-asian="normal" style:font-weight-asian="normal" style:font-size-complex="12pt" style:text-emphasize="none"/>
    </style:style>
    <style:style style:name="P4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e26" officeooo:paragraph-rsid="0033db54" style:font-size-asian="12pt" style:font-style-asian="normal" style:font-weight-asian="normal" style:font-size-complex="12pt" style:text-emphasize="none"/>
    </style:style>
    <style:style style:name="P4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e26" officeooo:paragraph-rsid="00362911" style:font-size-asian="12pt" style:font-style-asian="normal" style:font-weight-asian="normal" style:font-size-complex="12pt" style:text-emphasize="none"/>
    </style:style>
    <style:style style:name="P4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4af4f" officeooo:paragraph-rsid="0034af4f" style:font-size-asian="12pt" style:font-style-asian="normal" style:font-weight-asian="normal" style:font-size-complex="12pt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4af4f" officeooo:paragraph-rsid="00362911" style:font-size-asian="12pt" style:font-style-asian="normal" style:font-weight-asian="normal" style:font-size-complex="12pt" style:text-emphasize="none"/>
    </style:style>
    <style:style style:name="P4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f5d" officeooo:paragraph-rsid="00388f5d" style:font-size-asian="12pt" style:font-style-asian="normal" style:font-weight-asian="normal" style:font-size-complex="12pt" style:text-emphasize="none"/>
    </style:style>
    <style:style style:name="P49" style:family="paragraph" style:parent-style-name="Standard" style:list-style-name="L1">
      <style:text-properties officeooo:paragraph-rsid="0009abdc"/>
    </style:style>
    <style:style style:name="P50" style:family="paragraph" style:parent-style-name="Standard" style:list-style-name="L2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6ca" officeooo:paragraph-rsid="00129ff6" style:font-size-asian="12pt" style:font-style-asian="normal" style:font-weight-asian="normal" style:font-size-complex="12pt" style:text-emphasize="none"/>
    </style:style>
    <style:style style:name="P51" style:family="paragraph" style:parent-style-name="Standard" style:list-style-name="L3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f6" officeooo:paragraph-rsid="00143232" style:font-size-asian="12pt" style:font-style-asian="normal" style:font-weight-asian="normal" style:font-size-complex="12pt" style:text-emphasize="none"/>
    </style:style>
    <style:style style:name="P52" style:family="paragraph" style:parent-style-name="Standard" style:list-style-name="L4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c46" officeooo:paragraph-rsid="001c29bb" style:font-size-asian="12pt" style:font-style-asian="normal" style:font-weight-asian="normal" style:font-size-complex="12pt" style:text-emphasize="none"/>
    </style:style>
    <style:style style:name="P53" style:family="paragraph" style:parent-style-name="Standard" style:list-style-name="L5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fab" officeooo:paragraph-rsid="00265acc" style:font-size-asian="12pt" style:font-style-asian="normal" style:font-weight-asian="normal" style:font-size-complex="12pt" style:text-emphasize="none"/>
    </style:style>
    <style:style style:name="P54" style:family="paragraph" style:parent-style-name="Standard" style:list-style-name="L5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fab" officeooo:paragraph-rsid="0026fa3b" style:font-size-asian="12pt" style:font-style-asian="normal" style:font-weight-asian="normal" style:font-size-complex="12pt" style:text-emphasize="none"/>
    </style:style>
    <style:style style:name="P55" style:family="paragraph" style:parent-style-name="Standard" style:list-style-name="L6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a3b" officeooo:paragraph-rsid="0028272a" style:font-size-asian="12pt" style:font-style-asian="normal" style:font-weight-asian="normal" style:font-size-complex="12pt" style:text-emphasize="none"/>
    </style:style>
    <style:style style:name="P56" style:family="paragraph" style:parent-style-name="Standard" style:list-style-name="L6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a3b" officeooo:paragraph-rsid="0029ab03" style:font-size-asian="12pt" style:font-style-asian="normal" style:font-weight-asian="normal" style:font-size-complex="12pt" style:text-emphasize="none"/>
    </style:style>
    <style:style style:name="P57" style:family="paragraph" style:parent-style-name="Standard" style:list-style-name="L7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190" officeooo:paragraph-rsid="0033ce26" style:font-size-asian="12pt" style:font-style-asian="normal" style:font-weight-asian="normal" style:font-size-complex="12pt" style:text-emphasize="none"/>
    </style:style>
    <style:style style:name="P58" style:family="paragraph" style:parent-style-name="Standard" style:list-style-name="L8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f5d" officeooo:paragraph-rsid="00388f5d" style:font-size-asian="12pt" style:font-style-asian="normal" style:font-weight-asian="normal" style:font-size-complex="12pt" style:text-emphasize="none"/>
    </style:style>
    <style:style style:name="P5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f5d" officeooo:paragraph-rsid="00388f5d" style:font-size-asian="12pt" style:font-style-asian="normal" style:font-weight-asian="normal" style:font-size-complex="12pt" style:text-emphasize="none"/>
    </style:style>
    <style:style style:name="P6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786" officeooo:paragraph-rsid="003a6eb2" style:font-size-asian="12pt" style:font-style-asian="normal" style:font-weight-asian="normal" style:font-size-complex="12pt" style:text-emphasize="none"/>
    </style:style>
    <style:style style:name="P61" style:family="paragraph" style:parent-style-name="Standard" style:list-style-name="L9">
      <style:text-properties officeooo:paragraph-rsid="003a6eb2"/>
    </style:style>
    <style:style style:name="P62" style:family="paragraph" style:parent-style-name="Standard">
      <style:text-properties officeooo:rsid="0002b6c4" officeooo:paragraph-rsid="003a6eb2"/>
    </style:style>
    <style:style style:name="P63" style:family="paragraph" style:parent-style-name="Standard">
      <style:text-properties officeooo:rsid="0003fba7" officeooo:paragraph-rsid="003a6eb2"/>
    </style:style>
    <style:style style:name="P64" style:family="paragraph" style:parent-style-name="Standard">
      <style:text-properties officeooo:rsid="00041786" officeooo:paragraph-rsid="003a6eb2"/>
    </style:style>
    <style:style style:name="P65" style:family="paragraph" style:parent-style-name="Standard">
      <style:text-properties officeooo:paragraph-rsid="003a6eb2"/>
    </style:style>
    <style:style style:name="T1" style:family="text">
      <style:text-properties officeooo:rsid="0009abdc"/>
    </style:style>
    <style:style style:name="T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bdc" style:font-size-asian="12pt" style:font-style-asian="normal" style:font-weight-asian="normal" style:font-size-complex="12pt" style:text-emphasize="none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6e1" style:font-size-asian="12pt" style:font-style-asian="normal" style:font-weight-asian="normal" style:font-size-complex="12pt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711" style:font-size-asian="12pt" style:font-style-asian="normal" style:font-weight-asian="normal" style:font-size-complex="12pt" style:text-emphasize="none"/>
    </style:style>
    <style:style style:name="T6" style:family="text">
      <style:text-properties officeooo:rsid="000b66e1"/>
    </style:style>
    <style:style style:name="T7" style:family="text">
      <style:text-properties officeooo:rsid="00162863"/>
    </style:style>
    <style:style style:name="T8" style:family="text">
      <style:text-properties officeooo:rsid="00176cfd"/>
    </style:style>
    <style:style style:name="T9" style:family="text">
      <style:text-properties officeooo:rsid="00190c46"/>
    </style:style>
    <style:style style:name="T10" style:family="text">
      <style:text-properties officeooo:rsid="0019f458"/>
    </style:style>
    <style:style style:name="T11" style:family="text">
      <style:text-properties officeooo:rsid="001d9638"/>
    </style:style>
    <style:style style:name="T12" style:family="text">
      <style:text-properties officeooo:rsid="0022c1bf"/>
    </style:style>
    <style:style style:name="T13" style:family="text">
      <style:text-properties officeooo:rsid="00244ae7"/>
    </style:style>
    <style:style style:name="T14" style:family="text">
      <style:text-properties officeooo:rsid="0025edb9"/>
    </style:style>
    <style:style style:name="T15" style:family="text">
      <style:text-properties officeooo:rsid="00265acc"/>
    </style:style>
    <style:style style:name="T16" style:family="text">
      <style:text-properties officeooo:rsid="0026fa3b"/>
    </style:style>
    <style:style style:name="T17" style:family="text">
      <style:text-properties officeooo:rsid="0029ab03"/>
    </style:style>
    <style:style style:name="T18" style:family="text">
      <style:text-properties officeooo:rsid="002a3e95"/>
    </style:style>
    <style:style style:name="T19" style:family="text">
      <style:text-properties officeooo:rsid="002b8f68"/>
    </style:style>
    <style:style style:name="T20" style:family="text">
      <style:text-properties officeooo:rsid="002ef9f2"/>
    </style:style>
    <style:style style:name="T21" style:family="text">
      <style:text-properties officeooo:rsid="00362911"/>
    </style:style>
    <style:style style:name="T22" style:family="text">
      <style:text-properties officeooo:rsid="00388f5d"/>
    </style:style>
    <style:style style:name="T23" style:family="text">
      <style:text-properties officeooo:rsid="000487db"/>
    </style:style>
    <style:style style:name="T24" style:family="text">
      <style:text-properties officeooo:rsid="00041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i: Spartito, Nota, Intero, Booleano </text:p>
      <text:p text:style-name="P1">Operatori: </text:p>
      <text:list xml:id="list3778420480" text:style-name="L1">
        <text:list-item>
          <text:p text:style-name="P49">creaSpartito()--&gt; Spartito //crea uno Spartito vuoto </text:p>
        </text:list-item>
        <text:list-item>
          <text:p text:style-name="P49">aggiungiNota(Spartito, Nota) --&gt; Spartito // aggiunge una Nota alla fine dello Spartito</text:p>
        </text:list-item>
        <text:list-item>
          <text:p text:style-name="P49">rimpiazzaNota(Spartito, Intero, Nota) Spartito // modifica la nota esistente nella posizione specificata dal secondo argomento, rimpiazzandola con la nota specificato come terzo argomento; genera errore se la posizione specificata non è valida</text:p>
        </text:list-item>
        <text:list-item>
          <text:p text:style-name="P49">conta(Spartito,Nota)--&gt; Intero // conta le occorrenze di una nota nello spartito</text:p>
        </text:list-item>
        <text:list-item>
          <text:p text:style-name="P49">cancella(Spartito,Nota)--&gt; Spartito // rimuove tutte le occorrenze della nota specificata dallo spartito</text:p>
        </text:list-item>
        <text:list-item>
          <text:p text:style-name="P49">mix(Spartito,Spartito)--&gt;Spartito// restituisce lo Spartito costruito alternando una nota prelevata dal primo spartito e una nota prelevata dal secondo sparito; se uno dei due spartiti è più piccolo dell’altro, si applica l’alternanza fino a quando si esaurisce lo spartito più piccolo per poi completare il risultato con le note rimanenti nello spartito più grande. </text:p>
        </text:list-item>
      </text:list>
      <text:p text:style-name="P1"><text:tab/>Esempio mix((do-re-mi-do-re) , (fa-sol-fa))= do-fa-re-sol-mi-fa-do-re </text:p>
      <text:p text:style-name="P1"/>
      <text:p text:style-name="P2">VARIABILI:</text:p>
      <text:p text:style-name="P2">i’: intero</text:p>
      <text:p text:style-name="P2">s : Spartito</text:p>
      <text:p text:style-name="P2">n : Nota</text:p>
      <text:p text:style-name="P2">n’: Nota</text:p>
      <text:p text:style-name="P2">noelems (creaSpartito())=0</text:p>
      <text:p text:style-name="P2"/>
      <text:p text:style-name="P2">noelems(aggiungi<text:span text:style-name="T6">Nota</text:span>(s,n), i’, n’)= noelems(s)+1</text:p>
      <text:p text:style-name="P2"/>
      <text:p text:style-name="P2">rimpiazzaNota(creaSpartito(), i’, n’) = error <text:s text:c="3"/></text:p>
      <text:p text:style-name="P2"/>
      <text:p text:style-name="P4"><text:span text:style-name="T1">rimpiazza(aggiungiNota(s, n), i’, n’) = </text:span><text:span text:style-name="T3">if (noelems(s)=i) </text:span></text:p>
      <text:p text:style-name="P1"><text:span text:style-name="T3"><text:tab/><text:tab/><text:tab/><text:tab/><text:tab/><text:tab/><text:tab/><text:tab/><text:tab/><text:tab/>then aggiungi</text:span><text:span text:style-name="T4">Nota</text:span><text:span text:style-name="T3">(s, n’) </text:span></text:p>
      <text:p text:style-name="P6"><text:tab/><text:tab/><text:tab/><text:tab/><text:tab/><text:tab/><text:tab/><text:tab/><text:tab/>else rimpiazza(s, i’,n’)</text:p>
      <text:p text:style-name="P2"/>
      <text:p text:style-name="P3"><text:span text:style-name="T2">// </text:span><text:span text:style-name="T4">assumendo che esista l’operatore “or” tra booleani e che restituisca un booleano se una delle due condizioni è vera, che esista l’operatore “+” tra interi che restituisca un intero che è la somma dei due interi</text:span></text:p>
      <text:p text:style-name="P7"/>
      <text:p text:style-name="P7">conta(creaSpartito(), n’)=0</text:p>
      <text:p text:style-name="P7"/>
      <text:p text:style-name="P7">conta(aggiungi(s,n), n’)= if (n=n’)</text:p>
      <text:p text:style-name="P7"><text:tab/><text:tab/><text:tab/><text:tab/><text:tab/><text:tab/><text:tab/>then conta(s, n’)+1</text:p>
      <text:p text:style-name="P7"><text:tab/><text:tab/><text:tab/><text:tab/><text:tab/><text:tab/>else conta(s, n’)</text:p>
      <text:p text:style-name="P7"/>
      <text:p text:style-name="P7">cancella(creaSpartito(), n’)= creaSpartito()</text:p>
      <text:p text:style-name="P7"/>
      <text:p text:style-name="P7">cancella(aggiungi(s,n), n’)= if (n=n’) </text:p>
      <text:p text:style-name="P7"><text:tab/><text:tab/><text:tab/><text:tab/><text:tab/><text:tab/><text:tab/><text:tab/>then cancella(s, n’)</text:p>
      <text:p text:style-name="P7"><text:tab/><text:tab/><text:tab/><text:tab/><text:tab/><text:tab/> <text:s text:c="4"/>else aggiungi(cancella(s,n’), n)</text:p>
      <text:p text:style-name="P7"/>
      <text:p text:style-name="P7">mix (creaSpartito(), creaSpartito())= creaSpartito()</text:p>
      <text:p text:style-name="P7"/>
      <text:p text:style-name="P7">mix (creaSpartito(), aggiungiNota(s’,n’))= aggiungiNota(s’,n’)</text:p>
      <text:p text:style-name="P7"/>
      <text:p text:style-name="P7">mix (aggiungiNota(s, n), creaSpartito())= aggiungiNota(s,n)</text:p>
      <text:p text:style-name="P7"/>
      <text:p text:style-name="P5"><text:span text:style-name="T2">mix (aggiungiNota(s,n), aggiungiNota(s’,n’)= if (noelems(</text:span><text:span text:style-name="T5">s</text:span><text:span text:style-name="T2">)&gt;noelems(</text:span><text:span text:style-name="T5">s’)</text:span></text:p>
      <text:p text:style-name="P8"><text:tab/><text:tab/><text:tab/><text:tab/><text:tab/><text:tab/><text:tab/><text:tab/><text:tab/><text:tab/><text:tab/><text:tab/>then aggiungiNota(mix(s, aggiungiNota(s’, n’)), n)</text:p>
      <text:p text:style-name="P8"><text:tab/><text:tab/><text:tab/><text:tab/><text:tab/><text:tab/><text:tab/><text:tab/><text:tab/><text:tab/><text:tab/>else if (noelems(s)&lt;noelems(s’)</text:p>
      <text:p text:style-name="P8"><text:tab/><text:tab/><text:tab/><text:tab/><text:tab/><text:tab/><text:tab/><text:tab/><text:tab/><text:tab/><text:tab/><text:tab/>then aggiungiNota(mix(aggiungiNota(s, n), s’)), n’)</text:p>
      <text:p text:style-name="P9"><text:tab/><text:tab/><text:tab/><text:tab/><text:tab/><text:tab/><text:tab/><text:tab/><text:tab/><text:tab/><text:tab/>else aggiungiNota(aggiungiNota(mix(s,s’), n), n’)</text:p>
      <text:p text:style-name="P11"><text:soft-page-break/>Tipi: Torre, Mattoncino, Intero, Booleano, Diametro </text:p>
      <text:p text:style-name="P10">Operatori: </text:p>
      <text:list xml:id="list307736570" text:style-name="L2">
        <text:list-item>
          <text:p text:style-name="P50">creaTorre()--&gt; Torre //crea una Torre vuota </text:p>
        </text:list-item>
        <text:list-item>
          <text:p text:style-name="P50">aggiungiMattoncino(Torre, Mattoncino) --&gt; Torre // aggiunge un Mattoncino in testa alla Torre</text:p>
        </text:list-item>
        <text:list-item>
          <text:p text:style-name="P50">leggiMattoncino(Torre,Intero) Mattoncino //restituisce il mattoncino nella posizione specificata; errore se la posizione non è valida </text:p>
        </text:list-item>
        <text:list-item>
          <text:p text:style-name="P50">rimpiazza(Torre,Mattoncino,Mattoncino)--&gt; Torre // rimpiazza nella torre tutte le occorrenze del primo mattoncino con il secondo mattoncino </text:p>
        </text:list-item>
        <text:list-item>
          <text:p text:style-name="P50">filtra(Torre, Diametro)--&gt; Torre// restituisce la Torre che contiene solo i mattoncini <text:s/>della Torre specificata come primo argomento con diametro maggiore del diametro passato come secondo argomento</text:p>
        </text:list-item>
        <text:list-item>
          <text:p text:style-name="P50">fondi(Torre,Torre,Diametro)--&gt;Torre// restituisce la Torre che contiene tutti i mattoncini nella prima Torre (primo argomento) con diametro maggiore del Diametro specificato (terzo argomento), seguita dai mattoncino della seconda Torre (secondo argomento) con diametro maggiore del Diametro specificato (terzo argomento)</text:p>
        </text:list-item>
      </text:list>
      <text:p text:style-name="P12"/>
      <text:p text:style-name="P12">VARIABILI:</text:p>
      <text:p text:style-name="P12"><text:span text:style-name="T14">t</text:span>: Torre</text:p>
      <text:p text:style-name="P30">t’: Torre</text:p>
      <text:p text:style-name="P12">m: <text:span text:style-name="T13">M</text:span>attoncino</text:p>
      <text:p text:style-name="P12">m’: <text:span text:style-name="T13">M</text:span>attoncino</text:p>
      <text:p text:style-name="P28">m’’: Mattoncino</text:p>
      <text:p text:style-name="P12">i: <text:span text:style-name="T13">I</text:span>ntero</text:p>
      <text:p text:style-name="P28">d: Diametro</text:p>
      <text:p text:style-name="P12"/>
      <text:p text:style-name="P12">numeroMattoncini(crea<text:span text:style-name="T12">Torre</text:span>())=0</text:p>
      <text:p text:style-name="P12"/>
      <text:p text:style-name="P12">numeroMattoncini(aggiungiMattoncino(<text:span text:style-name="T14">t</text:span>, m))=numeroMattoncini(<text:span text:style-name="T14">t</text:span>)+1</text:p>
      <text:p text:style-name="P12"/>
      <text:p text:style-name="P12">leggiMattoncino(crea<text:span text:style-name="T12">Torre</text:span>(), i)=error</text:p>
      <text:p text:style-name="P12"/>
      <text:p text:style-name="P12">leggiMattoncino(aggiungiMattoncino(<text:span text:style-name="T14">t</text:span>,m), i)= if (numeroMattoncini(<text:span text:style-name="T14">t</text:span>)+1=i) </text:p>
      <text:p text:style-name="P12"><text:tab/><text:tab/><text:tab/><text:tab/><text:tab/><text:tab/><text:tab/><text:tab/><text:tab/><text:tab/><text:tab/><text:tab/>then m</text:p>
      <text:p text:style-name="P12"><text:tab/><text:tab/><text:tab/><text:tab/><text:tab/><text:tab/><text:tab/><text:tab/><text:tab/><text:tab/><text:tab/> <text:s/>else leggiMattoncino(<text:span text:style-name="T14">t</text:span>,i)</text:p>
      <text:p text:style-name="P12"/>
      <text:p text:style-name="P27">rimpiazza(creaTorre(),m,m’)=<text:span text:style-name="T13">creaTorre()</text:span></text:p>
      <text:p text:style-name="P27"/>
      <text:p text:style-name="P28">rimpiazza(aggiungiMattoncino(t, m), m’, m’’)= if(m=m’)</text:p>
      <text:p text:style-name="P28"><text:tab/><text:tab/><text:tab/><text:tab/><text:tab/><text:tab/><text:tab/><text:tab/><text:tab/><text:tab/><text:tab/><text:tab/>then aggiungiMattoncino(rimpiazza(t, m’,m’’), m’’)</text:p>
      <text:p text:style-name="P28"><text:tab/><text:tab/><text:tab/><text:tab/><text:tab/><text:tab/><text:tab/><text:tab/><text:tab/><text:tab/><text:tab/> <text:s/>else aggiungiMattoncino(rimpiazza(t, m’, m’’), m)</text:p>
      <text:p text:style-name="P28"/>
      <text:p text:style-name="P28">filtra(creaTorre(), d) = creaTorre()</text:p>
      <text:p text:style-name="P28"/>
      <text:p text:style-name="P28">filtra(aggiungiMattoncino(t,m) d)= if leggiDiametro(m)&lt;d</text:p>
      <text:p text:style-name="P28"><text:tab/><text:tab/><text:tab/><text:tab/><text:tab/><text:tab/><text:tab/><text:tab/><text:tab/>then filtra(t, d)</text:p>
      <text:p text:style-name="P28"><text:tab/><text:tab/><text:tab/><text:tab/><text:tab/><text:tab/><text:tab/> <text:s text:c="9"/>else aggiungiMattoncino(filtra(t, d),m)</text:p>
      <text:p text:style-name="P28"/>
      <text:p text:style-name="P28">numeroMattoncini(creaTorre())=0</text:p>
      <text:p text:style-name="P28"/>
      <text:p text:style-name="P28">numeroMattoncini(aggiungiMattoncino(t,m))=numeroMattoncini(t)+1</text:p>
      <text:p text:style-name="P12"/>
      <text:p text:style-name="P28">fondi(creaTorre(), creaTorre(), d)=creaTorre()</text:p>
      <text:p text:style-name="P14"/>
      <text:p text:style-name="P28">fondi(creaTorre(), aggiungiMattoncino(t,m), d)=filtra(aggiungiMattoncino(t,m),d)</text:p>
      <text:p text:style-name="P12"/>
      <text:p text:style-name="P29">fondi(aggiungiMattoncino(t,m), creaTorre(), d)=filtra(aggiungiMattoncino(t,m),d)</text:p>
      <text:p text:style-name="P29"><text:soft-page-break/>fondi(aggiungiMattoncino(t,m), aggiungiMattoncino(t’,m’), d)<text:span text:style-name="T14">)=if leggiDiametro(m’)&lt;d</text:span></text:p>
      <text:p text:style-name="P29"><text:tab/><text:tab/><text:tab/><text:tab/><text:tab/><text:tab/><text:tab/><text:tab/><text:tab/><text:tab/><text:tab/><text:tab/><text:tab/><text:tab/><text:tab/><text:tab/><text:span text:style-name="T14">then fondi(aggiungiMattoncino(t,m), t’)</text:span></text:p>
      <text:p text:style-name="P29"><text:tab/><text:tab/><text:tab/><text:tab/><text:tab/><text:tab/><text:tab/><text:tab/><text:tab/><text:tab/><text:tab/><text:tab/><text:tab/><text:tab/> <text:s text:c="8"/><text:span text:style-name="T14">else aggiungiMattoncino(fondi(aggiungiMattoncino(t,m), t’),m’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Tipi:Matrice, Reale, Intero, Booleano. </text:p>
      <text:p text:style-name="P13">Operatori: </text:p>
      <text:list xml:id="list2535507493" text:style-name="L3">
        <text:list-item>
          <text:p text:style-name="P51">creaMatrice(Intero) Matrice // crea una matrice quadrata di zeri con numero righe e numero colonne pari al valore specificato </text:p>
        </text:list-item>
        <text:list-item>
          <text:p text:style-name="P51">assegnaValore(Matrice,Intero,Intero,Reale)  Matrice // assegna una valore nella posizione della matrice indicata da indice riga e indice colonna </text:p>
        </text:list-item>
        <text:list-item>
          <text:p text:style-name="P51">triangolareSuperiore(Matrice) Matrice <text:s/>// restituisce la matrice triangolare Superiore </text:p>
        </text:list-item>
        <text:list-item>
          <text:p text:style-name="P51">trasposta(Matrice)  Matrice restituisce la trasposta della matrice ricercata </text:p>
        </text:list-item>
        <text:list-item>
          <text:p text:style-name="P51">somma (Matrice, Matrice) Matrice // restituisce la matrice somma, se le due matrice hanno la stessa dimensione, errore altrimenti </text:p>
        </text:list-item>
      </text:list>
      <text:p text:style-name="P12"/>
      <text:p text:style-name="P15">VARIABILI:</text:p>
      <text:p text:style-name="P15">M: Matrice</text:p>
      <text:p text:style-name="P15">M’: Matrice</text:p>
      <text:p text:style-name="P15">i: intero</text:p>
      <text:p text:style-name="P15">i’: intero</text:p>
      <text:p text:style-name="P15">i’’: intero</text:p>
      <text:p text:style-name="P19">i’’’: intero</text:p>
      <text:p text:style-name="P15">r: reale</text:p>
      <text:p text:style-name="P22">r’: reale</text:p>
      <text:p text:style-name="P15"/>
      <text:p text:style-name="P15">triangolareSuperiore(creaMatrice(i))=creaMatrice(i)</text:p>
      <text:p text:style-name="P15"/>
      <text:p text:style-name="P15">triangolareSuperiore(assegnaValore(M, i, i’, r))= if(i<text:span text:style-name="T8">&gt;</text:span>i’<text:span text:style-name="T7">)</text:span></text:p>
      <text:p text:style-name="P16"><text:tab/><text:tab/><text:tab/><text:tab/><text:tab/><text:tab/><text:tab/><text:tab/><text:tab/><text:tab/><text:tab/><text:tab/>then triangolareSuperiore(<text:span text:style-name="T7">M</text:span>)</text:p>
      <text:p text:style-name="P15"><text:tab/><text:tab/><text:tab/><text:tab/><text:tab/><text:tab/><text:tab/><text:tab/><text:tab/><text:tab/><text:tab/> <text:s text:c="3"/>else <text:span text:style-name="T7">assegnaValore(</text:span>triangolareSuperiore(<text:span text:style-name="T7">M</text:span>), <text:span text:style-name="T7">i, i’, r)</text:span></text:p>
      <text:p text:style-name="P17">trasposta(creaMatrice(i))=creaMatrice(i)</text:p>
      <text:p text:style-name="P17"/>
      <text:p text:style-name="P17">trasposta(assegnaValore(M, i, i’, r))=assegnaValore(trasposta(M), i’ ,i ,r)</text:p>
      <text:p text:style-name="P17"/>
      <text:p text:style-name="P19">dimensione(creaMatrice(i))=i</text:p>
      <text:p text:style-name="P19"/>
      <text:p text:style-name="P19">dimensione(assegnaValore(M, i, i’, r))=dimensione(M)</text:p>
      <text:p text:style-name="P17"/>
      <text:p text:style-name="P17">somma(creaMatrice(i), creaMatrice(i’))= if (i!=i’)</text:p>
      <text:p text:style-name="P17"><text:tab/><text:tab/><text:tab/><text:tab/><text:tab/><text:tab/><text:tab/><text:tab/><text:tab/><text:tab/><text:tab/>then error</text:p>
      <text:p text:style-name="P17"><text:tab/><text:tab/><text:tab/><text:tab/><text:tab/><text:tab/><text:tab/><text:tab/><text:tab/> <text:s text:c="4"/>else creaMatrice(i)</text:p>
      <text:p text:style-name="P17"/>
      <text:p text:style-name="P17">somma(creaMatrice(i), assegnaValore(M, i’, i’’, r))= <text:span text:style-name="T9">if (i!=dimensione(</text:span>assegnaValore(M, i’, i’’, r)<text:span text:style-name="T9">))</text:span></text:p>
      <text:p text:style-name="P18"><text:tab/><text:tab/><text:tab/><text:tab/><text:tab/><text:tab/><text:tab/><text:tab/><text:tab/><text:tab/><text:tab/><text:tab/><text:tab/><text:span text:style-name="T9">then error</text:span></text:p>
      <text:p text:style-name="P19"><text:tab/><text:tab/><text:tab/><text:tab/><text:tab/><text:tab/><text:tab/><text:tab/><text:tab/><text:tab/><text:tab/><text:tab/> <text:s text:c="2"/>else assegnaValore(M,i’, i’’,r)</text:p>
      <text:p text:style-name="P18"/>
      <text:p text:style-name="P18">somma(assegnaValore(M, i’, i’’, r), creaMatrice(i))= <text:span text:style-name="T9">if (i!=dimensione(</text:span>assegnaValore(M, i’, i’’, r)<text:span text:style-name="T9">))</text:span></text:p>
      <text:p text:style-name="P18"><text:tab/><text:tab/><text:tab/><text:tab/><text:tab/><text:tab/><text:tab/><text:tab/><text:tab/><text:tab/><text:tab/><text:tab/><text:tab/><text:span text:style-name="T9">then error</text:span></text:p>
      <text:p text:style-name="P19"><text:tab/><text:tab/><text:tab/><text:tab/><text:tab/><text:tab/><text:tab/><text:tab/><text:tab/><text:tab/><text:tab/><text:tab/> <text:s text:c="2"/>else assegnaValore(M,i’, i’’,r)</text:p>
      <text:p text:style-name="P19"/>
      <text:p text:style-name="P19">somma(assegnaValore(M, i, i’, r), assegnaValore(M’, i’’, i’’’, r’))= <text:span text:style-name="T10">if (i=i’’ and i’=i’’’)</text:span></text:p>
      <text:p text:style-name="P19"><text:tab/><text:tab/><text:tab/><text:tab/><text:tab/><text:tab/><text:tab/><text:tab/><text:tab/><text:tab/><text:tab/><text:tab/><text:tab/><text:tab/><text:tab/><text:tab/><text:tab/><text:span text:style-name="T10">then assegnaValore(somma(M, M’), i, i’, r+r’)</text:span></text:p>
      <text:p text:style-name="P20"><text:tab/><text:tab/><text:tab/><text:tab/><text:tab/><text:tab/><text:tab/><text:tab/><text:tab/><text:tab/><text:tab/><text:tab/><text:tab/><text:tab/><text:tab/> <text:s text:c="4"/><text:span text:style-name="T10">else somma(M, somma(assegnaValore(creaMatrice(dimensione(M)),i, i’,r), assegnaValore(M’, i’’, i’’’, r’))</text:span></text:p>
      <text:p text:style-name="P21"/>
      <text:p text:style-name="P21"/>
      <text:p text:style-name="P21"/>
      <text:p text:style-name="P21"/>
      <text:p text:style-name="P21"/>
      <text:p text:style-name="P21"><text:soft-page-break/>Tipi: Coda, Elemento, Intero, Booleano Operatori: </text:p>
      <text:list xml:id="list2697000680" text:style-name="L4">
        <text:list-item>
          <text:p text:style-name="P52">creaCoda()  Coda <text:s/></text:p>
        </text:list-item>
        <text:list-item>
          <text:p text:style-name="P52">aggiungiElemento(Coda,Elemento)  Coda <text:s/></text:p>
        </text:list-item>
        <text:list-item>
          <text:p text:style-name="P52">rimuoviElemento(Coda)  Coda //rimuove l’elemento nella testa della coda </text:p>
        </text:list-item>
        <text:list-item>
          <text:p text:style-name="P52">leggiElemento (Coda)  Elemento // restituisce l’elemento nella testa della coda </text:p>
        </text:list-item>
        <text:list-item>
          <text:p text:style-name="P52">conta (Coda)  Intero //restituisce il numero di elementi nella coda </text:p>
        </text:list-item>
        <text:list-item>
          <text:p text:style-name="P52">leggiElementoAt(Coda, Intero)  Elemento //restituisce l’elemento nella posizione specificata, errore se la posizione non è valida </text:p>
        </text:list-item>
        <text:list-item>
          <text:p text:style-name="P52">restituisciElementoFrequente(Coda)  Elemento // restituisce l’elemento che compare con più alta frequenza nella coda </text:p>
        </text:list-item>
        <text:list-item>
          <text:p text:style-name="P52">incoda(Coda,Coda,Elemento)  Coda //aggiunge l’elemento nella coda meno affollata e restituisce la coda modificata <text:s text:c="4"/></text:p>
        </text:list-item>
      </text:list>
      <text:p text:style-name="P23"/>
      <text:p text:style-name="P23"/>
      <text:p text:style-name="P23">VARIABILI:</text:p>
      <text:p text:style-name="P23">c: Coda</text:p>
      <text:p text:style-name="P23">e: Elemento</text:p>
      <text:p text:style-name="P23">i: Intero</text:p>
      <text:p text:style-name="P23"/>
      <text:p text:style-name="P23">conta(creaCoda())=0</text:p>
      <text:p text:style-name="P23"/>
      <text:p text:style-name="P23">conta(aggiungiElemento(c, e))= conta(c)+1</text:p>
      <text:p text:style-name="P23"/>
      <text:p text:style-name="P23">rimuoviElemento(creaCoda())=error</text:p>
      <text:p text:style-name="P23"/>
      <text:p text:style-name="P23">rimuoviElemento(aggiungiElemento(c, e))=if (conta(c)=0)</text:p>
      <text:p text:style-name="P23"><text:tab/><text:tab/><text:tab/><text:tab/><text:tab/><text:tab/><text:tab/><text:tab/><text:tab/><text:tab/><text:tab/>then <text:span text:style-name="T11">c</text:span></text:p>
      <text:p text:style-name="P23"><text:tab/><text:tab/><text:tab/><text:tab/><text:tab/><text:tab/><text:tab/><text:tab/><text:tab/><text:tab/> <text:s/>else aggiungiElemento(rimuoviElemento(c),e)</text:p>
      <text:p text:style-name="P23"/>
      <text:p text:style-name="P23">leggiElemento(creaCoda())=error</text:p>
      <text:p text:style-name="P23"/>
      <text:p text:style-name="P23">leggiElemento(aggiungiElemento(c, e))=if (conta(c)=0)</text:p>
      <text:p text:style-name="P23"><text:tab/><text:tab/><text:tab/><text:tab/><text:tab/><text:tab/><text:tab/><text:tab/><text:tab/><text:tab/><text:tab/>then e</text:p>
      <text:p text:style-name="P23"><text:tab/><text:tab/><text:tab/><text:tab/><text:tab/><text:tab/><text:tab/><text:tab/><text:tab/> <text:s text:c="3"/>else <text:span text:style-name="T11">leggiElemento</text:span>(c)</text:p>
      <text:p text:style-name="P23"/>
      <text:p text:style-name="P23">leggiElementoAt(creaCoda(), i)=error</text:p>
      <text:p text:style-name="P23"/>
      <text:p text:style-name="P23">leggiElementoAt(aggiungiElemento(c, e), i)=<text:span text:style-name="T11">if (conta(c)=i)</text:span></text:p>
      <text:p text:style-name="P24"><text:tab/><text:tab/><text:tab/><text:tab/><text:tab/><text:tab/><text:tab/><text:tab/><text:tab/><text:tab/><text:tab/><text:tab/>then e</text:p>
      <text:p text:style-name="P24"><text:tab/><text:tab/><text:tab/><text:tab/><text:tab/><text:tab/><text:tab/><text:tab/><text:tab/><text:tab/> <text:s text:c="4"/>else leggiElementoAt(c, i)</text:p>
      <text:p text:style-name="P24"><text:tab/><text:tab/><text:tab/><text:tab/><text:tab/><text:tab/><text:tab/><text:tab/><text:tab/><text:tab/><text:tab/></text:p>
      <text:p text:style-name="P25">restituisciElementoFrequente(creaCoda())=error</text:p>
      <text:p text:style-name="P25"/>
      <text:p text:style-name="P26">restituisciElementoFrequente(aggiungiElemento(c,e))=<text:span text:style-name="T13">if</text:span> conta (<text:span text:style-name="T13">c</text:span>)=0 </text:p>
      <text:p text:style-name="P26"><text:tab/><text:tab/><text:tab/><text:tab/><text:tab/><text:tab/><text:tab/><text:tab/><text:tab/><text:tab/><text:tab/><text:tab/><text:tab/><text:tab/>then <text:span text:style-name="T13">e</text:span></text:p>
      <text:p text:style-name="P26"><text:tab/><text:tab/><text:tab/><text:tab/><text:tab/><text:tab/><text:tab/><text:tab/><text:tab/><text:tab/><text:tab/><text:tab/><text:tab/> <text:span text:style-name="T13">e</text:span>lse</text:p>
      <text:p text:style-name="P26"><text:tab/><text:tab/><text:tab/><text:tab/><text:tab/><text:tab/><text:tab/><text:tab/><text:tab/><text:tab/><text:tab/><text:tab/><text:tab/> if contaOccorrenze (<text:span text:style-name="T13">c</text:span>,<text:span text:style-name="T13">r</text:span>estituisciElementoFrequente(<text:span text:style-name="T13">c</text:span>))&lt;contaOccorrenze(<text:span text:style-name="T13">c</text:span>,<text:span text:style-name="T13">e</text:span>)+1<text:span text:style-name="T22">)</text:span></text:p>
      <text:p text:style-name="P26"><text:tab/><text:tab/><text:tab/><text:tab/><text:tab/><text:tab/><text:tab/><text:tab/><text:tab/><text:tab/><text:tab/><text:tab/><text:tab/><text:tab/>then e</text:p>
      <text:p text:style-name="P25"><text:span text:style-name="T13"><text:tab/><text:tab/><text:tab/><text:tab/><text:tab/><text:tab/><text:tab/><text:tab/><text:tab/><text:tab/><text:tab/><text:tab/><text:tab/> e</text:span>lse <text:span text:style-name="T13">restituisciElementoFrequente(c)</text:span></text:p>
      <text:p text:style-name="P25"/>
      <text:p text:style-name="P25"/>
      <text:p text:style-name="P25"/>
      <text:p text:style-name="P25"/>
      <text:p text:style-name="P25"/>
      <text:p text:style-name="P25"/>
      <text:list xml:id="list2526369445" text:style-name="L5">
        <text:list-item>
          <text:p text:style-name="P53"><text:soft-page-break/>creaGirotondo()-<text:span text:style-name="T15">&gt;</text:span>Girotondo </text:p>
        </text:list-item>
        <text:list-item>
          <text:p text:style-name="P53">girotondoVuoto (Girotondo) -<text:span text:style-name="T15">&gt;</text:span> Booleano </text:p>
        </text:list-item>
        <text:list-item>
          <text:p text:style-name="P53">aggiungiBambino(Girotondo,Bambino) -<text:span text:style-name="T15">&gt;</text:span> Girotonto <text:s/>//aggiunge Bambino in prima posizione</text:p>
        </text:list-item>
        <text:list-item>
          <text:p text:style-name="P54">rimuoviBambino(Girotondo)-<text:span text:style-name="T15">&gt;</text:span> Girotondo // rimuove il Bambino in prima posizione</text:p>
        </text:list-item>
        <text:list-item>
          <text:p text:style-name="P54">contieneBambino(Girotondo,Bambino) -<text:span text:style-name="T15">&gt;</text:span> Booleano // verifica che Bambino appartenga a <text:s/>Girotondo cardinalità(Girotondo) →<text:span text:style-name="T15"> </text:span>Intero // conta il numero di Bambini in Girotondo </text:p>
        </text:list-item>
        <text:list-item>
          <text:p text:style-name="P53">concatena(Girotondo, Girotondo) -<text:span text:style-name="T15">&gt;</text:span>Girotondo // crea un unico Girotondo concatenando all’ultimo bambino del primo Girotondo i bambini del secondo Girotondo </text:p>
        </text:list-item>
      </text:list>
      <text:p text:style-name="P31"/>
      <text:p text:style-name="P31">VARIABILI:</text:p>
      <text:p text:style-name="P31">g: Girotondo</text:p>
      <text:p text:style-name="P33">g’: Girotondo</text:p>
      <text:p text:style-name="P31">b: Bambino</text:p>
      <text:p text:style-name="P32">b’: Bambino</text:p>
      <text:p text:style-name="P31"/>
      <text:p text:style-name="P31">girotondoVuoto(creaGirotondo())→true</text:p>
      <text:p text:style-name="P31"/>
      <text:p text:style-name="P31">girotondoVuoto(aggiungiBambino(g, b))→ false</text:p>
      <text:p text:style-name="P31"/>
      <text:p text:style-name="P31">rimuoviBambino(creaGirotondo())→ error</text:p>
      <text:p text:style-name="P31"/>
      <text:p text:style-name="P31">rimuoviBambino(aggiungiBambino(g, b)) → <text:span text:style-name="T16">if(girotondoVuoto(g))</text:span></text:p>
      <text:p text:style-name="P31"><text:tab/><text:tab/><text:tab/><text:tab/><text:tab/><text:tab/><text:tab/><text:tab/><text:tab/><text:tab/><text:tab/><text:tab/><text:span text:style-name="T16">then g</text:span></text:p>
      <text:p text:style-name="P31"><text:tab/><text:tab/><text:tab/><text:tab/><text:tab/><text:tab/><text:tab/><text:tab/><text:tab/><text:tab/> <text:s text:c="5"/><text:span text:style-name="T16">else aggiungiBambino(rimuoviBambino(g), b)</text:span></text:p>
      <text:p text:style-name="P31"/>
      <text:p text:style-name="P33">cardinalità(creaGirotondo())→0</text:p>
      <text:p text:style-name="P33"/>
      <text:p text:style-name="P33">cardinalità(aggiungiBambino(g,b))→ cardinalità(g)+1</text:p>
      <text:p text:style-name="P33"/>
      <text:p text:style-name="P33">contieneBambino(creaGirotondo(), b)→ false</text:p>
      <text:p text:style-name="P33"/>
      <text:p text:style-name="P33">contieneBambino(aggiungiBambino(g, b), b’) → if b=b’</text:p>
      <text:p text:style-name="P33"><text:tab/><text:tab/><text:tab/><text:tab/><text:tab/><text:tab/><text:tab/><text:tab/><text:tab/><text:tab/><text:tab/><text:tab/>then true</text:p>
      <text:p text:style-name="P33"><text:tab/><text:tab/><text:tab/><text:tab/><text:tab/><text:tab/><text:tab/><text:tab/><text:tab/><text:tab/><text:tab/> <text:s text:c="4"/>else contieneBambino(g,b’)</text:p>
      <text:p text:style-name="P33"/>
      <text:p text:style-name="P33">concatena(creaGirotondo(), creaGirotondo())→ creaGirotondo()</text:p>
      <text:p text:style-name="P33"/>
      <text:p text:style-name="P33">concatena(creaGirotondo(), aggiungiBambino(g, b))→ aggiungiBambino(g,b)</text:p>
      <text:p text:style-name="P33"/>
      <text:p text:style-name="P33">concatena(aggiungiBambino(g, b), creaGirotondo())→ aggiungiBambino(g,b)</text:p>
      <text:p text:style-name="P33"/>
      <text:p text:style-name="P33">concatena(aggiungiBambino(g, b), aggiungiBambino( g’, b’))→ aggiungiBambino(concatena(aggiungiBambino(g,b), g’), b’)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Tipi: FileSystem, Directory, File, Intero, Boolean </text:p>
      <text:p text:style-name="P33"><text:s/></text:p>
      <text:p text:style-name="P34">Operatori: </text:p>
      <text:list xml:id="list633785930" text:style-name="L6">
        <text:list-item>
          <text:p text:style-name="P55">createFileSystem() <text:s/>FileSystem // crea un filesystem vuoto </text:p>
        </text:list-item>
        <text:list-item>
          <text:p text:style-name="P56">emptyFileSystem(FileSystem) <text:s/><text:span text:style-name="T17">B</text:span>oolean <text:s/>// verifica che il filesystem sia vuoto </text:p>
        </text:list-item>
        <text:list-item>
          <text:p text:style-name="P56">insRoot(FileSsytem, Directory) <text:s/>FileSytem //inserisce la directory principale (radice) nel filesystem vuoto </text:p>
        </text:list-item>
        <text:list-item>
          <text:p text:style-name="P56">root (FileSystem) <text:s/>Directory //restituisce la directory radice del filesystem </text:p>
        </text:list-item>
        <text:list-item>
          <text:p text:style-name="P56">father(FileSystem, Directory) <text:s/>Directory // restituisce la directory in cui è annidata <text:s/>la directory passata come argomento </text:p>
        </text:list-item>
        <text:list-item>
          <text:p text:style-name="P56">isLastChild(FileSytem,Directory) <text:s/>Boolean // verifica che la directory non abbia directory fratelli (annidate nella stessa directory padre dopo di lei) <text:s/></text:p>
        </text:list-item>
        <text:list-item>
          <text:p text:style-name="P56">firstChildDirectory(FileSystem,Directory) <text:s/>Directory //restituisce la prima directory annidata nella directory passata come argomento </text:p>
        </text:list-item>
        <text:list-item>
          <text:p text:style-name="P56">nextChildDirectory(FileSystem,Directory) <text:s/>Directory // restituisce la directory memorizzata dopo quella passata come argomento, se non ci sono altre directory dopo di lei restituisce errore </text:p>
        </text:list-item>
        <text:list-item>
          <text:p text:style-name="P56">insFirstChildDirectory(FileSystem,Directory, Directory) FileSystem // annida la directory (terzo argomento) <text:s/>nella directory (secondo argomento) nel filesystem . La directory appena inserita diventa primo figlio della directory padre. </text:p>
        </text:list-item>
        <text:list-item>
          <text:p text:style-name="P56">countChildren(FileSystem,Directory) <text:s/>Intero // restituisce il numero di directory annidate nella directory <text:s/></text:p>
        </text:list-item>
        <text:list-item>
          <text:p text:style-name="P56">depth(FileSystem,Directory) <text:s/>Intero // restituisce la profondità a cui è collocate la directory nel fielsystem (radice è a profondità 1)</text:p>
        </text:list-item>
      </text:list>
      <text:p text:style-name="P35"/>
      <text:p text:style-name="P36">VARIABILI:</text:p>
      <text:p text:style-name="P36">f: FileSystem</text:p>
      <text:p text:style-name="P36">d: Directory</text:p>
      <text:p text:style-name="P36">d’: Directory</text:p>
      <text:p text:style-name="P37">d’’: Directory</text:p>
      <text:p text:style-name="P35"/>
      <text:p text:style-name="P36">emptyFileSystem(creaFileSystem())→ true</text:p>
      <text:p text:style-name="P36"/>
      <text:p text:style-name="P36">emptyFileSystem(insRoot(f,d))→ false</text:p>
      <text:p text:style-name="P36"/>
      <text:p text:style-name="P36">emptyFileSystem(insFirstChildDirectory(f, d, d’)→ false</text:p>
      <text:p text:style-name="P36"/>
      <text:p text:style-name="P36">root(creaFileSystem())→error</text:p>
      <text:p text:style-name="P36"/>
      <text:p text:style-name="P36">root(insRoot(f, d))→ d</text:p>
      <text:p text:style-name="P36"/>
      <text:p text:style-name="P36">root(insFirstChildDirectory(<text:span text:style-name="T18">f, d, d’))→ root(f)</text:span></text:p>
      <text:p text:style-name="P36"/>
      <text:p text:style-name="P37">father(creaFileSystem(), d)→ error</text:p>
      <text:p text:style-name="P37"/>
      <text:p text:style-name="P37">father(insRoot(f,d), d’)→ error</text:p>
      <text:p text:style-name="P37"/>
      <text:p text:style-name="P37">father(insFirstChildDirectory(f, d, d’), d’’)→ if d’=d’’</text:p>
      <text:p text:style-name="P37"><text:tab/><text:tab/><text:tab/><text:tab/><text:tab/><text:tab/><text:tab/><text:tab/><text:tab/><text:tab/><text:tab/><text:tab/>then d</text:p>
      <text:p text:style-name="P37"><text:tab/><text:tab/><text:tab/><text:tab/><text:tab/><text:tab/><text:tab/><text:tab/><text:tab/><text:tab/> <text:s text:c="4"/>else father(f, d’’)</text:p>
      <text:p text:style-name="P37"/>
      <text:p text:style-name="P37">isLastChild(creaFileSystem(), d)→ error</text:p>
      <text:p text:style-name="P37"/>
      <text:p text:style-name="P37">isLastChild(insRoot(f,d),d’)→ if d=d’</text:p>
      <text:p text:style-name="P37"><text:tab/><text:tab/><text:tab/><text:tab/><text:tab/><text:tab/><text:tab/><text:tab/>then true</text:p>
      <text:p text:style-name="P37"><text:tab/><text:tab/><text:tab/><text:tab/><text:tab/><text:tab/><text:tab/> <text:s text:c="2"/>else error</text:p>
      <text:p text:style-name="P37"/>
      <text:p text:style-name="P37"/>
      <text:p text:style-name="P37"><text:soft-page-break/>isLastChild(insFirstChildDirectory(f, d, d’), d’’)→ <text:span text:style-name="T19">if(d’=d’’) </text:span></text:p>
      <text:p text:style-name="P37"><text:tab/><text:tab/><text:tab/><text:tab/><text:tab/><text:tab/><text:tab/><text:tab/><text:tab/><text:tab/><text:tab/><text:tab/><text:tab/><text:span text:style-name="T19">then if count (f, d)=0</text:span></text:p>
      <text:p text:style-name="P37"><text:tab/><text:tab/><text:tab/><text:tab/><text:tab/><text:tab/><text:tab/><text:tab/><text:tab/><text:tab/><text:tab/><text:tab/><text:tab/><text:tab/><text:tab/><text:span text:style-name="T19">then true</text:span></text:p>
      <text:p text:style-name="P37"><text:tab/><text:tab/><text:tab/><text:tab/><text:tab/><text:tab/><text:tab/><text:tab/><text:tab/><text:tab/><text:tab/><text:tab/><text:tab/><text:tab/> <text:s/><text:span text:style-name="T19">else false</text:span></text:p>
      <text:p text:style-name="P37"><text:tab/><text:tab/><text:tab/><text:tab/><text:tab/><text:tab/><text:tab/><text:tab/><text:tab/><text:tab/><text:tab/><text:tab/><text:tab/><text:span text:style-name="T19">else isLastChild(f, d’’)</text:span></text:p>
      <text:p text:style-name="P37"/>
      <text:p text:style-name="P38">firstChildDirectory(creaFileSystem(), d)→ error</text:p>
      <text:p text:style-name="P38"/>
      <text:p text:style-name="P38">firstChildDirectory(insRoot(f,d), d’)→ error</text:p>
      <text:p text:style-name="P38"/>
      <text:p text:style-name="P38">firstChildDirectory(insFirstChildDirectory(f, d, d’),d’’) → if(d=d’’)</text:p>
      <text:p text:style-name="P38"><text:tab/><text:tab/><text:tab/><text:tab/><text:tab/><text:tab/><text:tab/><text:tab/><text:tab/><text:tab/><text:tab/><text:tab/><text:tab/><text:tab/><text:tab/>then d’</text:p>
      <text:p text:style-name="P38"><text:tab/><text:tab/><text:tab/><text:tab/><text:tab/><text:tab/><text:tab/><text:tab/><text:tab/><text:tab/><text:tab/><text:tab/><text:tab/> <text:s text:c="5"/>else firstChildDirectory(f, d’’)</text:p>
      <text:p text:style-name="P38"/>
      <text:p text:style-name="P38">nextChildDirectory(creaFileSystem(), d)→ error</text:p>
      <text:p text:style-name="P38"/>
      <text:p text:style-name="P38">nextChildDirectory(insRoot(f,d), d’)→ error</text:p>
      <text:p text:style-name="P38"/>
      <text:p text:style-name="P38">nextChildDirectory(insFirstChildDirectory(f, d, d’), d’’) → if (d’’=d’)</text:p>
      <text:p text:style-name="P38"><text:tab/><text:tab/><text:tab/><text:tab/><text:tab/><text:tab/><text:tab/><text:tab/><text:tab/><text:tab/><text:tab/><text:tab/><text:tab/><text:tab/><text:tab/>then <text:span text:style-name="T20">firstChildDirectory(f, d)</text:span></text:p>
      <text:p text:style-name="P38"><text:tab/><text:tab/><text:tab/><text:tab/><text:tab/><text:tab/><text:tab/><text:tab/><text:tab/><text:tab/><text:tab/><text:tab/><text:tab/><text:tab/> else <text:span text:style-name="T20">nextChildDirectory(f,d’’)</text:span></text:p>
      <text:p text:style-name="P38"/>
      <text:p text:style-name="P39">countChildren(creaFileSystem(), d)→ error</text:p>
      <text:p text:style-name="P39"/>
      <text:p text:style-name="P39">countChildren(insRoot(f,d), d’)→ 0</text:p>
      <text:p text:style-name="P39"/>
      <text:p text:style-name="P39"><text:tab/><text:tab/><text:tab/><text:tab/><text:tab/><text:tab/><text:tab/><text:tab/>//if (d=d’)</text:p>
      <text:p text:style-name="P39"><text:tab/><text:tab/><text:tab/><text:tab/><text:tab/><text:tab/><text:tab/><text:tab/><text:tab/>then 0</text:p>
      <text:p text:style-name="P39"><text:tab/><text:tab/><text:tab/><text:tab/><text:tab/><text:tab/><text:tab/><text:tab/> else error</text:p>
      <text:p text:style-name="P39"/>
      <text:p text:style-name="P39">countChildren(insFirstChildDirectory(f,d,d’), d’’) → if (d=d’’)</text:p>
      <text:p text:style-name="P39"><text:tab/><text:tab/><text:tab/><text:tab/><text:tab/><text:tab/><text:tab/><text:tab/><text:tab/><text:tab/><text:tab/><text:tab/><text:tab/>then countChildren(f,d’’)+1</text:p>
      <text:p text:style-name="P39"><text:tab/><text:tab/><text:tab/><text:tab/><text:tab/><text:tab/><text:tab/><text:tab/><text:tab/><text:tab/><text:tab/><text:tab/> <text:s text:c="3"/>else countChildren(f,d’’)</text:p>
      <text:p text:style-name="P40"/>
      <text:p text:style-name="P41">depth(creaFileSystem(), d)→ error</text:p>
      <text:p text:style-name="P41"/>
      <text:p text:style-name="P41">depth(insRoot(f,d),d’) → if d=d’</text:p>
      <text:p text:style-name="P41"><text:tab/><text:tab/><text:tab/><text:tab/><text:tab/><text:tab/><text:tab/>then 1</text:p>
      <text:p text:style-name="P41"><text:tab/><text:tab/><text:tab/><text:tab/><text:tab/><text:tab/> else error</text:p>
      <text:p text:style-name="P41"/>
      <text:p text:style-name="P41">depth(insFirstChildDirectory(f,d,d’), d’’)→ if d’=d’’</text:p>
      <text:p text:style-name="P41"><text:tab/><text:tab/><text:tab/><text:tab/><text:tab/><text:tab/><text:tab/><text:tab/><text:tab/><text:tab/><text:tab/>then depth(f,d)+1</text:p>
      <text:p text:style-name="P41"><text:tab/><text:tab/><text:tab/><text:tab/><text:tab/><text:tab/><text:tab/><text:tab/><text:tab/><text:tab/> <text:s text:c="2"/>else depth(f,d’’)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Tipi: Sportello, Cliente, Intero, Booleano; </text:p>
      <text:p text:style-name="P42">Operatori: </text:p>
      <text:list xml:id="list2707223788" text:style-name="L7">
        <text:list-item>
          <text:p text:style-name="P57">creaSportello() --&gt; Sportello </text:p>
        </text:list-item>
        <text:list-item>
          <text:p text:style-name="P57">aggiungiCliente(Sportello,Cliente) --&gt;Sportello \\aggiunge un Cliente in coda allo Sportello</text:p>
        </text:list-item>
        <text:list-item>
          <text:p text:style-name="P57">serviCliente(Sportello)--&gt; Sportello \\rimuove il primo Cliente messosi in Coda allo Sportello</text:p>
        </text:list-item>
        <text:list-item>
          <text:p text:style-name="P57">leggiClienteAnziano(Sportello)--&gt;Cliente \\ restituisce il Cliente più anziano in coda allo Sportello</text:p>
        </text:list-item>
        <text:list-item>
          <text:p text:style-name="P57">lunghezza(Sportello)--&gt; Intero \\conta il numero di Clienti in coda allo Sportello </text:p>
        </text:list-item>
        <text:list-item>
          <text:p text:style-name="P57">fondi(Sportello,Sportello)--&gt;Sportello\\ crea un unico Sportello alternando i clienti provenienti dai due Sportelli </text:p>
        </text:list-item>
        <text:list-item>
          <text:p text:style-name="P57">maggiore(Sportello,Sportello) --&gt; Booleano \\ restituisce vero <text:s/>se i due Sportelli hanno uguale lunghezza e i clienti del primo Sportello sono più anziani dei corrispondenti clienti nel secondo Sportello, falso altrimenti</text:p>
        </text:list-item>
      </text:list>
      <text:p text:style-name="P42"/>
      <text:p text:style-name="P43">VARIABILI:</text:p>
      <text:p text:style-name="P44">s: Sportello</text:p>
      <text:p text:style-name="P43">c: Cliente</text:p>
      <text:p text:style-name="P44">s’: Sportello</text:p>
      <text:p text:style-name="P44">c’: Cliente</text:p>
      <text:p text:style-name="P42"/>
      <text:p text:style-name="P43">serviCliente(creaSportello())→ error</text:p>
      <text:p text:style-name="P43"/>
      <text:p text:style-name="P43">serviCliente(aggiungiCliente(s, c))→ if(lunghezza(s)=0)</text:p>
      <text:p text:style-name="P43"><text:tab/><text:tab/><text:tab/><text:tab/><text:tab/><text:tab/><text:tab/><text:tab/><text:tab/><text:tab/>then c</text:p>
      <text:p text:style-name="P43"><text:tab/><text:tab/><text:tab/><text:tab/><text:tab/><text:tab/><text:tab/><text:tab/><text:tab/>else aggiungiCliente(serviCliente(s),c)</text:p>
      <text:p text:style-name="P43"/>
      <text:p text:style-name="P43">leggiClienteAnziano(creaSportello())→ error</text:p>
      <text:p text:style-name="P43"/>
      <text:p text:style-name="P43">leggiClienteAnziano(aggiungiCliente(s,c))→ if (lunghezza(s)=0) </text:p>
      <text:p text:style-name="P43"><text:tab/><text:tab/><text:tab/><text:tab/><text:tab/><text:tab/><text:tab/><text:tab/><text:tab/><text:tab/><text:tab/><text:tab/>then c</text:p>
      <text:p text:style-name="P43"><text:tab/><text:tab/><text:tab/><text:tab/><text:tab/><text:tab/><text:tab/><text:tab/><text:tab/><text:tab/> <text:s text:c="4"/>else if (leggiEtà(c)&gt;leggiEtà(leggiClienteAnziano(s))</text:p>
      <text:p text:style-name="P43"><text:tab/><text:tab/><text:tab/><text:tab/><text:tab/><text:tab/><text:tab/><text:tab/><text:tab/><text:tab/><text:tab/><text:tab/>then c</text:p>
      <text:p text:style-name="P43"><text:tab/><text:tab/><text:tab/><text:tab/><text:tab/><text:tab/><text:tab/><text:tab/><text:tab/><text:tab/> <text:s text:c="5"/>else leggiClienteAnziano(s)</text:p>
      <text:p text:style-name="P43"/>
      <text:p text:style-name="P43">//assumendo l’esistenza dell’operatore leggiEtà(Cliente)→Intero</text:p>
      <text:p text:style-name="P43"/>
      <text:p text:style-name="P43">lunghezza(creaSportello())→0</text:p>
      <text:p text:style-name="P43"/>
      <text:p text:style-name="P43">lunghezza(aggiungiCliente(s,c))→lunghezza(s)+1</text:p>
      <text:p text:style-name="P43"/>
      <text:p text:style-name="P43">fondi(creaSportello(), creaSportello())→creaSportello()</text:p>
      <text:p text:style-name="P43"/>
      <text:p text:style-name="P46">fondi(creaSportello(), aggiungiCliente(s,c))→<text:span text:style-name="T21">aggiungiCliente(s,c)</text:span></text:p>
      <text:p text:style-name="P43"/>
      <text:p text:style-name="P47">fondi(aggiungiCliente(s,c), creaSportello())→<text:span text:style-name="T21">aggiungiCliente(s,c)</text:span></text:p>
      <text:p text:style-name="P46"/>
      <text:p text:style-name="P47">fondi(aggiungiCliente(s,c), aggiungiCliente(s’,c’))→ <text:span text:style-name="T21">if (lunghezza(s)&gt;lunghezza(s’))</text:span></text:p>
      <text:p text:style-name="P47"><text:tab/><text:tab/><text:tab/><text:tab/><text:tab/><text:tab/><text:tab/><text:tab/><text:tab/><text:tab/><text:tab/><text:tab/><text:tab/><text:tab/><text:span text:style-name="T21">then aggiungiCliente(fondi(s, aggiungiCliente(s’,c’)), c)</text:span></text:p>
      <text:p text:style-name="P47"><text:tab/><text:tab/><text:tab/><text:tab/><text:tab/><text:tab/><text:tab/><text:tab/><text:tab/><text:tab/><text:tab/><text:tab/> <text:s text:c="4"/><text:span text:style-name="T21">else if (lunghezza(s)&lt;lunghezza(s’)</text:span></text:p>
      <text:p text:style-name="P47"><text:tab/><text:tab/><text:tab/><text:tab/><text:tab/><text:tab/><text:tab/><text:tab/><text:tab/><text:tab/><text:tab/><text:tab/><text:tab/><text:tab/><text:span text:style-name="T21">then aggiungiCliente(fondi(aggiungiCliente(s,c), s’), c’)</text:span></text:p>
      <text:p text:style-name="P47"><text:tab/><text:tab/><text:tab/><text:tab/><text:tab/><text:tab/><text:tab/><text:tab/><text:tab/><text:tab/><text:tab/><text:tab/> <text:s text:c="4"/><text:span text:style-name="T21">else aggiungiCliente(aggiungiCliente(fondi(s,s’),c), c’)</text:span></text:p>
      <text:p text:style-name="P47"/>
      <text:p text:style-name="P45"><text:span text:style-name="T21">maggiore</text:span>(creaSportello(), creaSportello())→<text:span text:style-name="T21">true</text:span></text:p>
      <text:p text:style-name="P45"/>
      <text:p text:style-name="P47"><text:span text:style-name="T21">maggiore</text:span>(creaSportello(), aggiungiCliente(s,c))→<text:span text:style-name="T21">false</text:span></text:p>
      <text:p text:style-name="P45"><text:soft-page-break/></text:p>
      <text:p text:style-name="P47"><text:span text:style-name="T22">maggiore(a</text:span>ggiungiCliente(s,c), creaSportello())→<text:span text:style-name="T21">false</text:span></text:p>
      <text:p text:style-name="P47"/>
      <text:p text:style-name="P47"><text:span text:style-name="T22">maggiore</text:span>(aggiungiCliente(s,c), aggiungiCliente(s’,c’))→<text:span text:style-name="T21">c&gt;c’ and maggiore(s,s’)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><text:soft-page-break/>Tipi: Scontrino, Prodotto, Quantità, Prezzo <text:s/></text:p>
      <text:p text:style-name="P48">Operatori: </text:p>
      <text:list xml:id="list640183306" text:style-name="L8">
        <text:list-item>
          <text:p text:style-name="P58">creaScontrino() Scontrino // crea uno scontrino </text:p>
        </text:list-item>
        <text:list-item>
          <text:p text:style-name="P58">registraProdotto(Scontrino, Prodotto,Quantità,Prezzo)  Scontrino // registra un nuovo prodotto, specificando numero pezzi acquistati e prezzo unitario </text:p>
        </text:list-item>
        <text:list-item>
          <text:p text:style-name="P58">decrementaPezzi(Scontrino,Prodotto)  Scontrino // decrementa di una unità il numero di pezzi acquistati per un certo prodotto, se il numero di pezzi è decrementato fino a zero cancella completamente il prodotto dallo scontrino, se il prodotto non esiste genera errore </text:p>
        </text:list-item>
        <text:list-item>
          <text:p text:style-name="P58">incrementaPezzi(Scontrino,Prodotto)  Scontrino // incrementa di una unità il numero di pezzi acquistati per un prodotto, se il prodotto non esiste genera errore</text:p>
        </text:list-item>
        <text:list-item>
          <text:p text:style-name="P58">totale(Scontrino)Prezzo // restituisce l’ammontare dello scontrino da pagare </text:p>
        </text:list-item>
        <text:list-item>
          <text:p text:style-name="P58">fondi (Scontino,Scontrino) Scontrino // restituisce lo scontrino fusione dei due, se un Prodotto compare in entrambi gli scontrini lo riporta una sola volta, con associata la somma delle quantità acquisite nei due scontrini e il prezzo unitario associato pari al prezzo più basso per il prodotto nei due scontrini</text:p>
        </text:list-item>
      </text:list>
      <text:p text:style-name="P48"/>
      <text:p text:style-name="P48">VARIABILI:</text:p>
      <text:p text:style-name="P48">s: Scontrino</text:p>
      <text:p text:style-name="P48">prod: Prodotto</text:p>
      <text:p text:style-name="P48">q: Quantità</text:p>
      <text:p text:style-name="P48">pre: Prezzo</text:p>
      <text:p text:style-name="P48">s1: Scontrino</text:p>
      <text:p text:style-name="P48">prod1: Prodotto</text:p>
      <text:p text:style-name="P48">q1: Quantità</text:p>
      <text:p text:style-name="P48">pre1: Prezzo</text:p>
      <text:p text:style-name="P48"/>
      <text:p text:style-name="P48">decrementaPrezzi(creaScontrino(), prod)→ error</text:p>
      <text:p text:style-name="P48"/>
      <text:p text:style-name="P48">decrementaPrezzi(registraProdotto(s, prod, q, pre), prod1)→ if (prod=prod1)</text:p>
      <text:p text:style-name="P48"><text:tab/><text:tab/><text:tab/><text:tab/><text:tab/><text:tab/><text:tab/><text:tab/><text:tab/><text:tab/><text:tab/><text:tab/><text:tab/><text:tab/><text:tab/>then if q-1=0</text:p>
      <text:p text:style-name="P48"><text:tab/><text:tab/><text:tab/><text:tab/><text:tab/><text:tab/><text:tab/><text:tab/><text:tab/><text:tab/><text:tab/><text:tab/><text:tab/><text:tab/><text:tab/><text:tab/><text:tab/>then s</text:p>
      <text:p text:style-name="P48"><text:tab/><text:tab/><text:tab/><text:tab/><text:tab/><text:tab/><text:tab/><text:tab/><text:tab/><text:tab/><text:tab/><text:tab/><text:tab/><text:tab/><text:tab/><text:tab/> else registraProdotto(s, prod, q-1, pre)</text:p>
      <text:p text:style-name="P48"><text:tab/><text:tab/><text:tab/><text:tab/><text:tab/><text:tab/><text:tab/><text:tab/><text:tab/><text:tab/><text:tab/><text:tab/><text:tab/><text:tab/> <text:s text:c="6"/>else registraProdotto(decrementaPrezzi(s, prod1), prod, q, pre)</text:p>
      <text:p text:style-name="P48"/>
      <text:p text:style-name="P48">incrementaPrezzi(creaScontrino(), prod) → error</text:p>
      <text:p text:style-name="P48"/>
      <text:p text:style-name="P48">incrementaPrezzi(registraProdotto(s, prod, q, pre), prod1)→ if (prod=prod1)</text:p>
      <text:p text:style-name="P48"><text:tab/><text:tab/><text:tab/><text:tab/><text:tab/><text:tab/><text:tab/><text:tab/><text:tab/><text:tab/><text:tab/><text:tab/><text:tab/><text:tab/><text:tab/>then registraProdotto(s, prod, q+1, pre)</text:p>
      <text:p text:style-name="P48"><text:tab/><text:tab/><text:tab/><text:tab/><text:tab/><text:tab/><text:tab/><text:tab/><text:tab/><text:tab/><text:tab/><text:tab/><text:tab/><text:tab/> <text:s/>else registraProdotto(incrementaPrezzi(s,prod1), prod, q, pre)</text:p>
      <text:p text:style-name="P48"/>
      <text:p text:style-name="P48">totale(creaScontrino())→0</text:p>
      <text:p text:style-name="P48"/>
      <text:p text:style-name="P48">totale(registraProdotto(s, prod, q, pre))→ totale(s)+(q*pre)</text:p>
      <text:p text:style-name="P48"/>
      <text:p text:style-name="P48">fondi(creaScontrino(), creaScontrino())→ creaScontrino()</text:p>
      <text:p text:style-name="P48"/>
      <text:p text:style-name="P48">fondi(creaScontrino(), registraProdotto(s, prod, q, pre))→registraProdotto(s, prod, q, pre)</text:p>
      <text:p text:style-name="P48"/>
      <text:p text:style-name="P48">fondi(registraProdotto(s, prod, q, pre), creaScontrino())→ registraProdotto(s, prod, q, pre)</text:p>
      <text:p text:style-name="P48"/>
      <text:p text:style-name="P48">fondi(registraProdotto(s, prod, q, pre), registraProdotto(s1, prod1, q1, pre1))→</text:p>
      <text:p text:style-name="P48"/>
      <text:p text:style-name="P48"/>
      <text:p text:style-name="P48"/>
      <text:p text:style-name="P48"><text:soft-page-break/></text:p>
      <text:list xml:id="list757731295" text:style-name="L9">
        <text:list-item>
          <text:p text:style-name="P61">crea() StrutturaGenealogia </text:p>
        </text:list-item>
        <text:list-item>
          <text:p text:style-name="P61">aggiungi(StrutturaGenealogica, Membro) --&gt; StrutturaGenealogica <text:s/>// aggiunge un Membro alla StrutturaGenealogica; il nuovo membro è slegato dagli altri. </text:p>
        </text:list-item>
        <text:list-item>
          <text:p text:style-name="P61">genitore (StrutturaGenealogica, Membro, Membro) StrutturaGenealogica // aggiunge la relazione di genitore (Membro 1 genitore di Membro 2) </text:p>
        </text:list-item>
        <text:list-item>
          <text:p text:style-name="P61">conta (StrutturaGenealogica) Intero // conta i membri della StrutturaGenealogica </text:p>
        </text:list-item>
        <text:list-item>
          <text:p text:style-name="P61">discendenti(StrutturaGenealogica,Membro)ListaMembri // restituisce la lista dei discendenti diretti e indiretti </text:p>
        </text:list-item>
        <text:list-item>
          <text:p text:style-name="P61">appartiene(StrutturaGenealogica, Membro)  Booleano// verifica che un Membro appartenga alla StrutturaGenealogica </text:p>
        </text:list-item>
        <text:list-item>
          <text:p text:style-name="P61">contaGenitori(StrutturaGenealogica, Membro)  Intero // restituisce il numero di genitori di un membro ; si considerando solo gli antenati diretti </text:p>
        </text:list-item>
        <text:list-item>
          <text:p text:style-name="P61">ugualeCardinalità(StrutturaGenealogica, StrutturaGenealogica) booleano // restituisce vero se le due istanze <text:s/>di StrutturaGenealogica hanno uguale numero di membri, falso altrimenti </text:p>
          <text:p text:style-name="P61"/>
          <text:p text:style-name="P61">Si assuma l’esistenza degli operatori creaLista()Listamembri, addlista(ListaMembri, Membro)ListaMembri, fondi(ListaMembri,ListaMembri)ListaMembri</text:p>
        </text:list-item>
      </text:list>
      <text:p text:style-name="P65"/>
      <text:p text:style-name="P62">conta(crea())=0</text:p>
      <text:p text:style-name="P62">conta(aggiungi(S, m))=conta(s)+1</text:p>
      <text:p text:style-name="P62">conta(genitore(S, m, m’))=conta(s)</text:p>
      <text:p text:style-name="P62"/>
      <text:p text:style-name="P62">appartiene(crea(), m)=false</text:p>
      <text:p text:style-name="P62">appartiene(aggiungi(S,m), m’)=if m=m’ then true else appartiene(S,m’)</text:p>
      <text:p text:style-name="P62">appartiene(genitore(S, m, m’’), m’’’)=appartiene(S, m’’’)</text:p>
      <text:p text:style-name="P62"/>
      <text:p text:style-name="P62">contaGenitori(crea(), m)=error</text:p>
      <text:p text:style-name="P62">contaGenitori(aggiungi(S,m), m’)=contaGenitori(S)</text:p>
      <text:p text:style-name="P62">contaGenitori(genitore(S,m,m’’), m’’’)= if m’’’=m’’ then contaGenitori(S)+1 else contaGenitori(S, m’’’)</text:p>
      <text:p text:style-name="P62"/>
      <text:p text:style-name="P62">ugualeCardinalità(crea(), crea())=true</text:p>
      <text:p text:style-name="P62">ugualeCardinalità(crea(), aggiungi(S,m))=false</text:p>
      <text:p text:style-name="P62">ugualeCardinalità(aggiungi(S,m), crea())=false</text:p>
      <text:p text:style-name="P62">ugualeCardinalità(crea(), genitore(S,m,m’’))=ugualeCardinalità(crea(), S) //false</text:p>
      <text:p text:style-name="P62">ugualeCardinalità(genitore(S, m, m’’), crea())=ugualeCardinalità(S, crea())//false</text:p>
      <text:p text:style-name="P62">ugualeCardinalità(aggiungi(S,m), genitore(S’, m’, m’’))=ugualeCardinalità(aggiungi(S,m), S’)</text:p>
      <text:p text:style-name="P62">ugualeCardinalità(genitore(S, m, m’), aggiungi(S’, m’’))=ugualeCardinalità(S, aggiungi(S’, m’’))</text:p>
      <text:p text:style-name="P62">ugualeCardinalità(aggiungi(S,m), aggiungi(S’,m’))=ugualeCardinalità(S,S’)</text:p>
      <text:p text:style-name="P62">ugualeCardinalità(genitore(S, m, m’), genitore(S’, m’’, m’’’))=ugualeCardinalità(S,S’)</text:p>
      <text:p text:style-name="P62"/>
      <text:p text:style-name="P63">discendenti(crea(), m)=creaLista()</text:p>
      <text:p text:style-name="P63">discendenti(aggiungi(S, m), m’)=if m=m’ then creaLista() else discendenti(S, <text:span text:style-name="T23">m’</text:span>)</text:p>
      <text:p text:style-name="P63">discendenti(genitore(S,m,m’), m’’)=if <text:span text:style-name="T24">discende (</text:span>genitore(S,m,m’)<text:span text:style-name="T24">, m’, m’’) then addLista(discendenti(S, m’’), m’) </text:span></text:p>
      <text:p text:style-name="P63"/>
      <text:p text:style-name="P63">discende(crea(), m, m’)=error</text:p>
      <text:p text:style-name="P63">discende(aggiungi(S,m), m’, m’’)=if m’=m <text:span text:style-name="T24">or m’’=m</text:span> then false else discende(S, m’,m’’)</text:p>
      <text:p text:style-name="P64">discende(genitore(S, m, m’), m’’, m’’’)= if m’’=m’ and m=m’’’ then true </text:p>
      <text:p text:style-name="P64"><text:tab/><text:tab/><text:tab/><text:tab/><text:tab/> <text:s text:c="5"/><text:tab/><text:tab/><text:tab/><text:tab/> <text:s text:c="3"/>else if m’’=m’ then discende(S, <text:s/>m, m’’’) <text:tab/><text:tab/><text:tab/><text:tab/><text:tab/><text:tab/><text:tab/> <text:s text:c="5"/><text:tab/><text:tab/><text:tab/><text:tab/><text:tab/><text:tab/><text:tab/><text:tab/><text:tab/> <text:s text:c="3"/>else if m’’=m and m’’’=m’ then false </text:p>
      <text:p text:style-name="P60"><text:tab/><text:tab/><text:tab/><text:tab/><text:tab/> <text:s text:c="4"/><text:tab/><text:tab/><text:tab/><text:tab/> <text:s text:c="3"/>else discende(S, m’’, m’’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49:28.736000000</meta:creation-date>
    <dc:date>2019-04-15T22:33:55.393000000</dc:date>
    <meta:editing-duration>PT1H27M51S</meta:editing-duration>
    <meta:editing-cycles>14</meta:editing-cycles>
    <meta:generator>LibreOffice/6.2.0.3$Windows_X86_64 LibreOffice_project/98c6a8a1c6c7b144ce3cc729e34964b47ce25d62</meta:generator>
    <meta:print-date>2019-03-21T20:47:52.157000000</meta:print-date>
    <meta:document-statistic meta:table-count="0" meta:image-count="0" meta:object-count="0" meta:page-count="12" meta:paragraph-count="345" meta:word-count="1985" meta:character-count="19715" meta:non-whitespace-character-count="16941"/>
  </office:meta>
</office:document-meta>
</file>